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05cm"/>
    </style:style>
    <style:style style:name="Table5.G" style:family="table-column">
      <style:table-column-properties style:column-width="2.369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0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0</text:p>
            <text:p text:style-name="P2"/>
            <text:p text:style-name="P4"><text:placeholder text:placeholder-type="text">&lt;o.sale_tax_id and o.sale_tax_id.amount or 0.00&gt;</text:placeholder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><text:soft-page-break/></text:p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><text:soft-page-break/></text:p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  <text:p text:style-name="P13"><text:soft-page-break/></text:p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3:03:06</dc:date>
    <meta:editing-duration>P2DT10H56M56S</meta:editing-duration>
    <meta:editing-cycles>37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1" meta:non-whitespace-character-count="3937"/>
  </office:meta>
</office:document-meta>
</file>